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63b4"/>
    </style:style>
    <style:style style:name="P2" style:family="paragraph" style:parent-style-name="Standard">
      <style:text-properties officeooo:rsid="001cb61e" officeooo:paragraph-rsid="001cb61e"/>
    </style:style>
    <style:style style:name="P3" style:family="paragraph" style:parent-style-name="Standard">
      <style:text-properties fo:font-size="14pt" fo:font-weight="bold" officeooo:rsid="001cb61e" officeooo:paragraph-rsid="001cb61e" style:font-size-asian="14pt" style:font-weight-asian="bold" style:font-size-complex="14pt" style:font-weight-complex="bold"/>
    </style:style>
    <style:style style:name="P4" style:family="paragraph" style:parent-style-name="Standard">
      <style:text-properties fo:font-size="14pt" fo:font-weight="bold" officeooo:rsid="0020191b" officeooo:paragraph-rsid="0020191b" style:font-size-asian="14pt" style:font-weight-asian="bold" style:font-size-complex="14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rsid="0020191b" officeooo:paragraph-rsid="0020191b" style:font-size-asian="16pt" style:font-weight-asian="bold" style:font-size-complex="16pt" style:font-weight-complex="bold"/>
    </style:style>
    <style:style style:name="P7" style:family="paragraph" style:parent-style-name="Standard">
      <style:text-properties officeooo:paragraph-rsid="001cb61e"/>
    </style:style>
    <style:style style:name="T1" style:family="text">
      <style:text-properties officeooo:rsid="001b63b4"/>
    </style:style>
    <style:style style:name="T2" style:family="text">
      <style:text-properties officeooo:rsid="001cb61e"/>
    </style:style>
    <style:style style:name="T3" style:family="text">
      <style:text-properties officeooo:rsid="001e7e9b"/>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Settings interface for controlling the appearance of <text:span text:style-name="T3">Panels</text:span></text:p>
      <text:p text:style-name="P4">- focussing on which Properties are displayed in the Listbox for a Collection</text:p>
      <text:p text:style-name="P6"/>
      <text:p text:style-name="P2">Robert Muetzelfeldt</text:p>
      <text:p text:style-name="P2">Nov 2024</text:p>
      <text:p text:style-name="P2"/>
      <text:p text:style-name="P2">[In these notes, words which have a special meaning in webAKT are capitalised, e.g. Panel, Settings, Collection.<text:span text:style-name="T3"> <text:s text:c="2"/>I assume that the reader is already familiar with the overall technical architecture of webAKT, and thus has come across these terms already.</text:span>]</text:p>
      <text:p text:style-name="P2"/>
      <text:p text:style-name="P7"><text:span text:style-name="T2">Every Panel has a Settings dialog. <text:s/>This is invoked by clicking on t</text:span>he cogwheel<text:span text:style-name="T2"> icon</text:span> <text:span text:style-name="T2">on the right of the title bar for the Panel.</text:span> <text:s text:c="2"/>The idea is to allow the appearance of the <text:span text:style-name="T2">P</text:span>anel to be customised by the user to suit their preferences.</text:p>
      <text:p text:style-name="Standard"/>
      <text:p text:style-name="Standard">Currently, the only implementation of this is for the sentences type of the collection.js widget. <text:s/>But this provides a clear indication of how settings for other <text:span text:style-name="T3">P</text:span>anels (in particular, the <text:span text:style-name="T3">D</text:span>etails panels for <text:span text:style-name="T3">individual items</text:span>, such as individ<text:span text:style-name="T2">u</text:span>al statements or sources<text:span text:style-name="T2">) can</text:span> be implemented.</text:p>
      <text:p text:style-name="Standard"/>
      <text:p text:style-name="Standard">As an aside, we note that, in principle, <text:span text:style-name="T3">users</text:span> can <text:span text:style-name="T2">want one of two things to happen </text:span>when they change a <text:span text:style-name="T3">P</text:span>anel's settings. <text:s text:c="2"/><text:span text:style-name="T3">On the one hand, t</text:span>hey might want the changes to apply only to the current panel instance, without aff<text:span text:style-name="T3">ec</text:span>ting other panels of the same type. <text:s text:c="2"/>Or, they might want the change to appl<text:span text:style-name="T3">y</text:span> to all panels of that type - e.g. to all statement_details panels, or to all state<text:span text:style-name="T3">m</text:span>ent-collection panels. <text:s text:c="2"/>Currently, only the second mode is supported, and it would in fact require a significant <text:span text:style-name="T3">amount of work</text:span> to allow the first.</text:p>
      <text:p text:style-name="Standard"/>
      <text:p text:style-name="Standard">Settings could <text:span text:style-name="T3">in principle </text:span>control a whole range of aspects of the appearance of panels, such as colour, font size etc. <text:s text:c="2"/>However, the first application of the Settings mechanism <text:span text:style-name="T3">is</text:span> <text:span text:style-name="T3">to control which</text:span> properties of the <text:span text:style-name="T3">I</text:span>tems in a collection<text:span text:style-name="T3"> are </text:span>displayed in tabular for in a <text:span text:style-name="T3">L</text:span>istbox. <text:s text:c="3"/>This <text:span text:style-name="T3">is</text:span> intended to give the user a large amount of control over <text:span text:style-name="T3">which</text:span> particular properties <text:span text:style-name="T3">are</text:span> displayed (i.e. the columns in the <text:span text:style-name="T3">L</text:span>istbox table), avoiding the need to fabricate a range of tools to satisfy various user requirements, and bring everything under one roof.<text:span text:style-name="T3"> <text:s/>It is that mechanism which is explained below.</text:span></text:p>
      <text:p text:style-name="Standard"/>
      <text:p text:style-name="P3">Settings for displaying properties of Collections</text:p>
      <text:p text:style-name="P1">The properties that can be displayed for the <text:span text:style-name="T3">I</text:span>tems in a particular type of <text:span text:style-name="T3">C</text:span>ollection can be of two types. <text:s text:c="2"/>First, <text:span text:style-name="T4">intrinsic</text:span> properties are those that are stored in the knowledge base (e.g. in the external file for the knowledge base, and cannot be inferred from other properties of each item). <text:s text:c="2"/>Examples include the formal form of a statement, and the name of a human source. <text:s text:c="3"/>Second, there are various properties that can be inferred from other properties of the item, and these we call the <text:span text:style-name="T4">inferred</text:span> properties. <text:s text:c="2"/>For example, we can have a property for the type of a statement (att_value, causal or comparison), which can be inferred by inspecting the formal form of the statement. <text:s text:c="2"/></text:p>
      <text:p text:style-name="P1"/>
      <text:p text:style-name="P1">As a matter of principle, and subscribing to the principle of DRY - Don't Repeat You<text:span text:style-name="T3">r</text:span>self - we do not store inferred properties in the external knowledge base.<text:span text:style-name="T1"> <text:s text:c="2"/>Furthermore, in general, nor do we store such properties in the internal representation of the knowledge base. <text:s text:c="2"/>There can be times when this is the sensible thing go do - e.g. if computing the inferred property is computationally-</text:span><text:span text:style-name="T3">expensive</text:span><text:span text:style-name="T1"> - but so far webAKT does not experience any computational bottlenecks. <text:s text:c="2"/></text:span></text:p>
      <text:p text:style-name="Standard"/>
      <text:p text:style-name="Standard">Having inferred properties requires that we have code for actually doing the inference. <text:s/>Since this code is specific to the type of item it is required for (statement, source etc), the appropriate place for it is in the Class for that type of item - e.g. Statement.js for statements. <text:s text:c="3"/>Each such class has a single method, getPropertyValue(), which takes a single argument (propertyId), and an appropriate </text:p>
      <text:p text:style-name="Standard"><text:soft-page-break/>method for accessing the correct fragment of code: e.g. a switch block, or a if...then... elseif block, depending on the propertyId. <text:s text:c="3"/>In addition, it needs to recognise if the propertyId is in fact an intrinsic property, and simply access the knowledge base directly if this is the cas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6:15:40.050122646</meta:creation-date>
    <dc:date>2024-11-15T16:00:18.766702406</dc:date>
    <meta:editing-duration>PT8M24S</meta:editing-duration>
    <meta:editing-cycles>3</meta:editing-cycles>
    <meta:generator>LibreOffice/7.3.7.2$Linux_X86_64 LibreOffice_project/30$Build-2</meta:generator>
    <meta:document-statistic meta:table-count="0" meta:image-count="0" meta:object-count="0" meta:page-count="2" meta:paragraph-count="14" meta:word-count="665" meta:character-count="3998" meta:non-whitespace-character-count="3302"/>
  </office:meta>
</office:document-meta>
</file>